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2x2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osition (mm)</text:p>
          </table:table-cell>
          <table:table-cell table:style-name="Default" office:value-type="string" calcext:value-type="string">
            <text:p>Inline Dose</text:p>
          </table:table-cell>
          <table:table-cell table:style-name="Default" office:value-type="string" calcext:value-type="string">
            <text:p>Crossline Dose</text:p>
          </table:table-cell>
        </table:table-row>
        <table:table-row table:style-name="ro1">
          <table:table-cell office:value-type="float" office:value="-39.5" calcext:value-type="float">
            <text:p>-39.5</text:p>
          </table:table-cell>
          <table:table-cell office:value-type="float" office:value="0.00368659922916491" calcext:value-type="float">
            <text:p>3.69E-03</text:p>
          </table:table-cell>
          <table:table-cell office:value-type="float" office:value="0.00432991228691306" calcext:value-type="float">
            <text:p>4.33E-03</text:p>
          </table:table-cell>
        </table:table-row>
        <table:table-row table:style-name="ro1">
          <table:table-cell office:value-type="float" office:value="-38.5" calcext:value-type="float">
            <text:p>-38.5</text:p>
          </table:table-cell>
          <table:table-cell office:value-type="float" office:value="0.00318078110151279" calcext:value-type="float">
            <text:p>3.18E-03</text:p>
          </table:table-cell>
          <table:table-cell office:value-type="float" office:value="0.00601269329912661" calcext:value-type="float">
            <text:p>6.01E-03</text:p>
          </table:table-cell>
        </table:table-row>
        <table:table-row table:style-name="ro1">
          <table:table-cell office:value-type="float" office:value="-37.5" calcext:value-type="float">
            <text:p>-37.5</text:p>
          </table:table-cell>
          <table:table-cell office:value-type="float" office:value="0.00297243286401878" calcext:value-type="float">
            <text:p>2.97E-03</text:p>
          </table:table-cell>
          <table:table-cell office:value-type="float" office:value="0.00610521678221414" calcext:value-type="float">
            <text:p>6.11E-03</text:p>
          </table:table-cell>
        </table:table-row>
        <table:table-row table:style-name="ro1">
          <table:table-cell office:value-type="float" office:value="-36.5" calcext:value-type="float">
            <text:p>-36.5</text:p>
          </table:table-cell>
          <table:table-cell office:value-type="float" office:value="0.00292134866861566" calcext:value-type="float">
            <text:p>2.92E-03</text:p>
          </table:table-cell>
          <table:table-cell office:value-type="float" office:value="0.00670411514116027" calcext:value-type="float">
            <text:p>6.70E-03</text:p>
          </table:table-cell>
        </table:table-row>
        <table:table-row table:style-name="ro1">
          <table:table-cell office:value-type="float" office:value="-35.5" calcext:value-type="float">
            <text:p>-35.5</text:p>
          </table:table-cell>
          <table:table-cell office:value-type="float" office:value="0.00344092010331774" calcext:value-type="float">
            <text:p>3.44E-03</text:p>
          </table:table-cell>
          <table:table-cell office:value-type="float" office:value="0.0072009823859161" calcext:value-type="float">
            <text:p>7.20E-03</text:p>
          </table:table-cell>
        </table:table-row>
        <table:table-row table:style-name="ro1">
          <table:table-cell office:value-type="float" office:value="-34.5" calcext:value-type="float">
            <text:p>-34.5</text:p>
          </table:table-cell>
          <table:table-cell office:value-type="float" office:value="0.00307705244569372" calcext:value-type="float">
            <text:p>3.08E-03</text:p>
          </table:table-cell>
          <table:table-cell office:value-type="float" office:value="0.00663325009096662" calcext:value-type="float">
            <text:p>6.63E-03</text:p>
          </table:table-cell>
        </table:table-row>
        <table:table-row table:style-name="ro1">
          <table:table-cell office:value-type="float" office:value="-33.5" calcext:value-type="float">
            <text:p>-33.5</text:p>
          </table:table-cell>
          <table:table-cell office:value-type="float" office:value="0.00330087054056824" calcext:value-type="float">
            <text:p>3.30E-03</text:p>
          </table:table-cell>
          <table:table-cell office:value-type="float" office:value="0.00791150606034912" calcext:value-type="float">
            <text:p>7.91E-03</text:p>
          </table:table-cell>
        </table:table-row>
        <table:table-row table:style-name="ro1">
          <table:table-cell office:value-type="float" office:value="-32.5" calcext:value-type="float">
            <text:p>-32.5</text:p>
          </table:table-cell>
          <table:table-cell office:value-type="float" office:value="0.00371633843377827" calcext:value-type="float">
            <text:p>3.72E-03</text:p>
          </table:table-cell>
          <table:table-cell office:value-type="float" office:value="0.00807932853628662" calcext:value-type="float">
            <text:p>8.08E-03</text:p>
          </table:table-cell>
        </table:table-row>
        <table:table-row table:style-name="ro1">
          <table:table-cell office:value-type="float" office:value="-31.5" calcext:value-type="float">
            <text:p>-31.5</text:p>
          </table:table-cell>
          <table:table-cell office:value-type="float" office:value="0.00375493632819774" calcext:value-type="float">
            <text:p>3.75E-03</text:p>
          </table:table-cell>
          <table:table-cell office:value-type="float" office:value="0.00788413200910831" calcext:value-type="float">
            <text:p>7.88E-03</text:p>
          </table:table-cell>
        </table:table-row>
        <table:table-row table:style-name="ro1">
          <table:table-cell office:value-type="float" office:value="-30.5" calcext:value-type="float">
            <text:p>-30.5</text:p>
          </table:table-cell>
          <table:table-cell office:value-type="float" office:value="0.00380917509794413" calcext:value-type="float">
            <text:p>3.81E-03</text:p>
          </table:table-cell>
          <table:table-cell office:value-type="float" office:value="0.00870024173523192" calcext:value-type="float">
            <text:p>8.70E-03</text:p>
          </table:table-cell>
        </table:table-row>
        <table:table-row table:style-name="ro1">
          <table:table-cell office:value-type="float" office:value="-29.5" calcext:value-type="float">
            <text:p>-29.5</text:p>
          </table:table-cell>
          <table:table-cell office:value-type="float" office:value="0.00406181758082695" calcext:value-type="float">
            <text:p>4.06E-03</text:p>
          </table:table-cell>
          <table:table-cell office:value-type="float" office:value="0.0101266405516755" calcext:value-type="float">
            <text:p>1.01E-02</text:p>
          </table:table-cell>
        </table:table-row>
        <table:table-row table:style-name="ro1">
          <table:table-cell office:value-type="float" office:value="-28.5" calcext:value-type="float">
            <text:p>-28.5</text:p>
          </table:table-cell>
          <table:table-cell office:value-type="float" office:value="0.00552702249708759" calcext:value-type="float">
            <text:p>5.53E-03</text:p>
          </table:table-cell>
          <table:table-cell office:value-type="float" office:value="0.0100253399231344" calcext:value-type="float">
            <text:p>1.00E-02</text:p>
          </table:table-cell>
        </table:table-row>
        <table:table-row table:style-name="ro1">
          <table:table-cell office:value-type="float" office:value="-27.5" calcext:value-type="float">
            <text:p>-27.5</text:p>
          </table:table-cell>
          <table:table-cell office:value-type="float" office:value="0.00548392816457772" calcext:value-type="float">
            <text:p>5.48E-03</text:p>
          </table:table-cell>
          <table:table-cell office:value-type="float" office:value="0.00957221762980365" calcext:value-type="float">
            <text:p>9.57E-03</text:p>
          </table:table-cell>
        </table:table-row>
        <table:table-row table:style-name="ro1">
          <table:table-cell office:value-type="float" office:value="-26.5" calcext:value-type="float">
            <text:p>-26.5</text:p>
          </table:table-cell>
          <table:table-cell office:value-type="float" office:value="0.00494309177309571" calcext:value-type="float">
            <text:p>4.94E-03</text:p>
          </table:table-cell>
          <table:table-cell office:value-type="float" office:value="0.0110090612592647" calcext:value-type="float">
            <text:p>1.10E-02</text:p>
          </table:table-cell>
        </table:table-row>
        <table:table-row table:style-name="ro1">
          <table:table-cell office:value-type="float" office:value="-25.5" calcext:value-type="float">
            <text:p>-25.5</text:p>
          </table:table-cell>
          <table:table-cell office:value-type="float" office:value="0.00572800581386969" calcext:value-type="float">
            <text:p>5.73E-03</text:p>
          </table:table-cell>
          <table:table-cell office:value-type="float" office:value="0.010389171812428" calcext:value-type="float">
            <text:p>1.04E-02</text:p>
          </table:table-cell>
        </table:table-row>
        <table:table-row table:style-name="ro1">
          <table:table-cell office:value-type="float" office:value="-24.5" calcext:value-type="float">
            <text:p>-24.5</text:p>
          </table:table-cell>
          <table:table-cell office:value-type="float" office:value="0.0066194566689425" calcext:value-type="float">
            <text:p>6.62E-03</text:p>
          </table:table-cell>
          <table:table-cell office:value-type="float" office:value="0.0115825284324437" calcext:value-type="float">
            <text:p>1.16E-02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0.00723266232065481" calcext:value-type="float">
            <text:p>7.23E-03</text:p>
          </table:table-cell>
          <table:table-cell office:value-type="float" office:value="0.0096113876641742" calcext:value-type="float">
            <text:p>9.61E-03</text:p>
          </table:table-cell>
        </table:table-row>
        <table:table-row table:style-name="ro1">
          <table:table-cell office:value-type="float" office:value="-22.5" calcext:value-type="float">
            <text:p>-22.5</text:p>
          </table:table-cell>
          <table:table-cell office:value-type="float" office:value="0.0082599828528137" calcext:value-type="float">
            <text:p>8.26E-03</text:p>
          </table:table-cell>
          <table:table-cell office:value-type="float" office:value="0.0115866309859865" calcext:value-type="float">
            <text:p>1.16E-02</text:p>
          </table:table-cell>
        </table:table-row>
        <table:table-row table:style-name="ro1">
          <table:table-cell office:value-type="float" office:value="-21.5" calcext:value-type="float">
            <text:p>-21.5</text:p>
          </table:table-cell>
          <table:table-cell office:value-type="float" office:value="0.00793694209651019" calcext:value-type="float">
            <text:p>7.94E-03</text:p>
          </table:table-cell>
          <table:table-cell office:value-type="float" office:value="0.0110784679193813" calcext:value-type="float">
            <text:p>1.11E-02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  <table:table-cell office:value-type="float" office:value="0.0109672198397786" calcext:value-type="float">
            <text:p>1.10E-02</text:p>
          </table:table-cell>
          <table:table-cell office:value-type="float" office:value="0.0153175023511114" calcext:value-type="float">
            <text:p>1.53E-02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0.0105093514412336" calcext:value-type="float">
            <text:p>1.05E-02</text:p>
          </table:table-cell>
          <table:table-cell office:value-type="float" office:value="0.0173808729388981" calcext:value-type="float">
            <text:p>1.74E-02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0.0135453928277484" calcext:value-type="float">
            <text:p>1.35E-02</text:p>
          </table:table-cell>
          <table:table-cell office:value-type="float" office:value="0.0218823433247452" calcext:value-type="float">
            <text:p>2.19E-02</text:p>
          </table:table-cell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0.0149371358801816" calcext:value-type="float">
            <text:p>1.49E-02</text:p>
          </table:table-cell>
          <table:table-cell office:value-type="float" office:value="0.0233782738912643" calcext:value-type="float">
            <text:p>2.34E-02</text:p>
          </table:table-cell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0.0189181067675116" calcext:value-type="float">
            <text:p>1.89E-02</text:p>
          </table:table-cell>
          <table:table-cell office:value-type="float" office:value="0.0297862464968111" calcext:value-type="float">
            <text:p>2.98E-02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0.0269415166526281" calcext:value-type="float">
            <text:p>2.69E-02</text:p>
          </table:table-cell>
          <table:table-cell office:value-type="float" office:value="0.0385258947460026" calcext:value-type="float">
            <text:p>3.85E-02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0.0393090571201638" calcext:value-type="float">
            <text:p>3.93E-02</text:p>
          </table:table-cell>
          <table:table-cell office:value-type="float" office:value="0.0500983163068735" calcext:value-type="float">
            <text:p>5.01E-02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0.0541974516910812" calcext:value-type="float">
            <text:p>5.42E-02</text:p>
          </table:table-cell>
          <table:table-cell office:value-type="float" office:value="0.0719371644630006" calcext:value-type="float">
            <text:p>7.19E-02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0.0800352007986096" calcext:value-type="float">
            <text:p>8.00E-02</text:p>
          </table:table-cell>
          <table:table-cell office:value-type="float" office:value="0.102996064288921" calcext:value-type="float">
            <text:p>1.03E-01</text:p>
          </table:table-cell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0.130859194088537" calcext:value-type="float">
            <text:p>1.31E-01</text:p>
          </table:table-cell>
          <table:table-cell office:value-type="float" office:value="0.159845887358517" calcext:value-type="float">
            <text:p>1.60E-01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0.22342179731666" calcext:value-type="float">
            <text:p>2.23E-01</text:p>
          </table:table-cell>
          <table:table-cell office:value-type="float" office:value="0.277597125391271" calcext:value-type="float">
            <text:p>2.78E-01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440316322809269" calcext:value-type="float">
            <text:p>4.40E-01</text:p>
          </table:table-cell>
          <table:table-cell office:value-type="float" office:value="0.4793194535627" calcext:value-type="float">
            <text:p>4.79E-01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733059272349558" calcext:value-type="float">
            <text:p>7.33E-01</text:p>
          </table:table-cell>
          <table:table-cell office:value-type="float" office:value="0.703253454159155" calcext:value-type="float">
            <text:p>7.03E-01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889322620944631" calcext:value-type="float">
            <text:p>8.89E-01</text:p>
          </table:table-cell>
          <table:table-cell office:value-type="float" office:value="0.854132298784422" calcext:value-type="float">
            <text:p>8.54E-01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936237067330149" calcext:value-type="float">
            <text:p>9.36E-01</text:p>
          </table:table-cell>
          <table:table-cell office:value-type="float" office:value="0.947222633374743" calcext:value-type="float">
            <text:p>9.47E-01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961290325661342" calcext:value-type="float">
            <text:p>9.61E-01</text:p>
          </table:table-cell>
          <table:table-cell office:value-type="float" office:value="0.974396730500266" calcext:value-type="float">
            <text:p>9.74E-01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981162782251172" calcext:value-type="float">
            <text:p>9.81E-01</text:p>
          </table:table-cell>
          <table:table-cell office:value-type="float" office:value="0.970210788218229" calcext:value-type="float">
            <text:p>9.70E-01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990269076180236" calcext:value-type="float">
            <text:p>9.90E-01</text:p>
          </table:table-cell>
          <table:table-cell office:value-type="float" office:value="0.987203710732411" calcext:value-type="float">
            <text:p>9.87E-01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.01012795048096" calcext:value-type="float">
            <text:p>1.01E+00</text:p>
          </table:table-cell>
          <table:table-cell office:value-type="float" office:value="0.985884468938699" calcext:value-type="float">
            <text:p>9.86E-01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.0083198918119" calcext:value-type="float">
            <text:p>1.01E+00</text:p>
          </table:table-cell>
          <table:table-cell office:value-type="float" office:value="1.00407537322449" calcext:value-type="float">
            <text:p>1.00E+0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00024854294852" calcext:value-type="float">
            <text:p>1.00E+00</text:p>
          </table:table-cell>
          <table:table-cell office:value-type="float" office:value="1.00324412443644" calcext:value-type="float">
            <text:p>1.00E+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90560584731198" calcext:value-type="float">
            <text:p>9.91E-01</text:p>
          </table:table-cell>
          <table:table-cell office:value-type="float" office:value="0.992808328816539" calcext:value-type="float">
            <text:p>9.93E-0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0172751769626" calcext:value-type="float">
            <text:p>1.00E+00</text:p>
          </table:table-cell>
          <table:table-cell office:value-type="float" office:value="0.989995839735203" calcext:value-type="float">
            <text:p>9.90E-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0095081408289" calcext:value-type="float">
            <text:p>1.01E+00</text:p>
          </table:table-cell>
          <table:table-cell office:value-type="float" office:value="1.00279371282267" calcext:value-type="float">
            <text:p>1.00E+0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91462621975428" calcext:value-type="float">
            <text:p>9.91E-01</text:p>
          </table:table-cell>
          <table:table-cell office:value-type="float" office:value="0.995105188747718" calcext:value-type="float">
            <text:p>9.95E-0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90036495754911" calcext:value-type="float">
            <text:p>9.90E-01</text:p>
          </table:table-cell>
          <table:table-cell office:value-type="float" office:value="0.973861559717296" calcext:value-type="float">
            <text:p>9.74E-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963272986685553" calcext:value-type="float">
            <text:p>9.63E-01</text:p>
          </table:table-cell>
          <table:table-cell office:value-type="float" office:value="0.954420030444165" calcext:value-type="float">
            <text:p>9.54E-0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46896905007922" calcext:value-type="float">
            <text:p>9.47E-01</text:p>
          </table:table-cell>
          <table:table-cell office:value-type="float" office:value="0.91533691135688" calcext:value-type="float">
            <text:p>9.15E-0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906915319514871" calcext:value-type="float">
            <text:p>9.07E-01</text:p>
          </table:table-cell>
          <table:table-cell office:value-type="float" office:value="0.853145970216147" calcext:value-type="float">
            <text:p>8.53E-0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734108837558304" calcext:value-type="float">
            <text:p>7.34E-01</text:p>
          </table:table-cell>
          <table:table-cell office:value-type="float" office:value="0.691114363170875" calcext:value-type="float">
            <text:p>6.91E-0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443898744833798" calcext:value-type="float">
            <text:p>4.44E-01</text:p>
          </table:table-cell>
          <table:table-cell office:value-type="float" office:value="0.473154443780104" calcext:value-type="float">
            <text:p>4.73E-0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224189355723582" calcext:value-type="float">
            <text:p>2.24E-01</text:p>
          </table:table-cell>
          <table:table-cell office:value-type="float" office:value="0.279394795971234" calcext:value-type="float">
            <text:p>2.79E-0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126039031767309" calcext:value-type="float">
            <text:p>1.26E-01</text:p>
          </table:table-cell>
          <table:table-cell office:value-type="float" office:value="0.15350470326039" calcext:value-type="float">
            <text:p>1.54E-0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0794027356194237" calcext:value-type="float">
            <text:p>7.94E-02</text:p>
          </table:table-cell>
          <table:table-cell office:value-type="float" office:value="0.107116491797011" calcext:value-type="float">
            <text:p>1.07E-0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0525144551214336" calcext:value-type="float">
            <text:p>5.25E-02</text:p>
          </table:table-cell>
          <table:table-cell office:value-type="float" office:value="0.0692699284521196" calcext:value-type="float">
            <text:p>6.93E-0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354769934899415" calcext:value-type="float">
            <text:p>3.55E-02</text:p>
          </table:table-cell>
          <table:table-cell office:value-type="float" office:value="0.0464854236358177" calcext:value-type="float">
            <text:p>4.65E-0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254810411092626" calcext:value-type="float">
            <text:p>2.55E-02</text:p>
          </table:table-cell>
          <table:table-cell office:value-type="float" office:value="0.0400350761117297" calcext:value-type="float">
            <text:p>4.00E-0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0179607715969913" calcext:value-type="float">
            <text:p>1.80E-02</text:p>
          </table:table-cell>
          <table:table-cell office:value-type="float" office:value="0.0297625488990307" calcext:value-type="float">
            <text:p>2.98E-0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0155069099416411" calcext:value-type="float">
            <text:p>1.55E-02</text:p>
          </table:table-cell>
          <table:table-cell office:value-type="float" office:value="0.0253723378909016" calcext:value-type="float">
            <text:p>2.54E-0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0126654252603717" calcext:value-type="float">
            <text:p>1.27E-02</text:p>
          </table:table-cell>
          <table:table-cell office:value-type="float" office:value="0.0213663990670263" calcext:value-type="float">
            <text:p>2.14E-0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00957223939173819" calcext:value-type="float">
            <text:p>9.57E-03</text:p>
          </table:table-cell>
          <table:table-cell office:value-type="float" office:value="0.0164072060556911" calcext:value-type="float">
            <text:p>1.64E-02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0100252826553016" calcext:value-type="float">
            <text:p>1.00E-02</text:p>
          </table:table-cell>
          <table:table-cell office:value-type="float" office:value="0.0150199218766363" calcext:value-type="float">
            <text:p>1.50E-02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00758215391903286" calcext:value-type="float">
            <text:p>7.58E-03</text:p>
          </table:table-cell>
          <table:table-cell office:value-type="float" office:value="0.0150856163433042" calcext:value-type="float">
            <text:p>1.51E-0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00637059131350937" calcext:value-type="float">
            <text:p>6.37E-03</text:p>
          </table:table-cell>
          <table:table-cell office:value-type="float" office:value="0.013132180569559" calcext:value-type="float">
            <text:p>1.31E-02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00664580657260163" calcext:value-type="float">
            <text:p>6.65E-03</text:p>
          </table:table-cell>
          <table:table-cell office:value-type="float" office:value="0.0111556863481571" calcext:value-type="float">
            <text:p>1.12E-0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00584557836249614" calcext:value-type="float">
            <text:p>5.85E-03</text:p>
          </table:table-cell>
          <table:table-cell office:value-type="float" office:value="0.0114406434587739" calcext:value-type="float">
            <text:p>1.14E-02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00484784453233484" calcext:value-type="float">
            <text:p>4.85E-03</text:p>
          </table:table-cell>
          <table:table-cell office:value-type="float" office:value="0.0101708560796128" calcext:value-type="float">
            <text:p>1.02E-02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0427906293241537" calcext:value-type="float">
            <text:p>4.28E-03</text:p>
          </table:table-cell>
          <table:table-cell office:value-type="float" office:value="0.0109318281373827" calcext:value-type="float">
            <text:p>1.09E-0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00425335290265583" calcext:value-type="float">
            <text:p>4.25E-03</text:p>
          </table:table-cell>
          <table:table-cell office:value-type="float" office:value="0.008323477529737" calcext:value-type="float">
            <text:p>8.32E-0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0414478099470369" calcext:value-type="float">
            <text:p>4.14E-03</text:p>
          </table:table-cell>
          <table:table-cell office:value-type="float" office:value="0.00798901497580736" calcext:value-type="float">
            <text:p>7.99E-0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00392209532134159" calcext:value-type="float">
            <text:p>3.92E-03</text:p>
          </table:table-cell>
          <table:table-cell office:value-type="float" office:value="0.00807490352862738" calcext:value-type="float">
            <text:p>8.07E-0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00366075720301601" calcext:value-type="float">
            <text:p>3.66E-03</text:p>
          </table:table-cell>
          <table:table-cell office:value-type="float" office:value="0.00895799892777301" calcext:value-type="float">
            <text:p>8.96E-03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00344210428812012" calcext:value-type="float">
            <text:p>3.44E-03</text:p>
          </table:table-cell>
          <table:table-cell office:value-type="float" office:value="0.00585922062703649" calcext:value-type="float">
            <text:p>5.86E-03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00367327117745084" calcext:value-type="float">
            <text:p>3.67E-03</text:p>
          </table:table-cell>
          <table:table-cell office:value-type="float" office:value="0.00693130094339848" calcext:value-type="float">
            <text:p>6.93E-0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00495427443553096" calcext:value-type="float">
            <text:p>4.95E-03</text:p>
          </table:table-cell>
          <table:table-cell office:value-type="float" office:value="0.00746644948814978" calcext:value-type="float">
            <text:p>7.47E-0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00394608521715819" calcext:value-type="float">
            <text:p>3.95E-03</text:p>
          </table:table-cell>
          <table:table-cell office:value-type="float" office:value="0.00784533784028111" calcext:value-type="float">
            <text:p>7.85E-0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00323997620627183" calcext:value-type="float">
            <text:p>3.24E-03</text:p>
          </table:table-cell>
          <table:table-cell office:value-type="float" office:value="0.0078434416353477" calcext:value-type="float">
            <text:p>7.84E-03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00386910763049536" calcext:value-type="float">
            <text:p>3.87E-03</text:p>
          </table:table-cell>
          <table:table-cell office:value-type="float" office:value="0.00729712295437243" calcext:value-type="float">
            <text:p>7.30E-0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00437733832563828" calcext:value-type="float">
            <text:p>4.38E-03</text:p>
          </table:table-cell>
          <table:table-cell office:value-type="float" office:value="0.00578230281127319" calcext:value-type="float">
            <text:p>5.78E-03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00254332554299668" calcext:value-type="float">
            <text:p>2.54E-03</text:p>
          </table:table-cell>
          <table:table-cell office:value-type="float" office:value="0.00766371079387288" calcext:value-type="float">
            <text:p>7.66E-03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00286293100865374" calcext:value-type="float">
            <text:p>2.86E-03</text:p>
          </table:table-cell>
          <table:table-cell office:value-type="float" office:value="0.00611203855319814" calcext:value-type="float">
            <text:p>6.11E-03</text:p>
          </table:table-cell>
        </table:table-row>
      </table:table>
      <table:table table:name="5x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sition (mm)</text:p>
          </table:table-cell>
          <table:table-cell office:value-type="string" calcext:value-type="string">
            <text:p>Inline Dose</text:p>
          </table:table-cell>
          <table:table-cell office:value-type="string" calcext:value-type="string">
            <text:p>Crossline Dose</text:p>
          </table:table-cell>
        </table:table-row>
        <table:table-row table:style-name="ro1">
          <table:table-cell office:value-type="float" office:value="-49.5" calcext:value-type="float">
            <text:p>-49.5</text:p>
          </table:table-cell>
          <table:table-cell office:value-type="float" office:value="0.0116131003684656" calcext:value-type="float">
            <text:p>0.0116131004</text:p>
          </table:table-cell>
          <table:table-cell office:value-type="float" office:value="0.016163897348484" calcext:value-type="float">
            <text:p>0.0161638973</text:p>
          </table:table-cell>
        </table:table-row>
        <table:table-row table:style-name="ro1">
          <table:table-cell office:value-type="float" office:value="-48.5" calcext:value-type="float">
            <text:p>-48.5</text:p>
          </table:table-cell>
          <table:table-cell office:value-type="float" office:value="0.0111043531235227" calcext:value-type="float">
            <text:p>0.0111043531</text:p>
          </table:table-cell>
          <table:table-cell office:value-type="float" office:value="0.0171803326821391" calcext:value-type="float">
            <text:p>0.0171803327</text:p>
          </table:table-cell>
        </table:table-row>
        <table:table-row table:style-name="ro1">
          <table:table-cell office:value-type="float" office:value="-47.5" calcext:value-type="float">
            <text:p>-47.5</text:p>
          </table:table-cell>
          <table:table-cell office:value-type="float" office:value="0.0134604210979614" calcext:value-type="float">
            <text:p>0.0134604211</text:p>
          </table:table-cell>
          <table:table-cell office:value-type="float" office:value="0.018851629335226" calcext:value-type="float">
            <text:p>0.0188516293</text:p>
          </table:table-cell>
        </table:table-row>
        <table:table-row table:style-name="ro1">
          <table:table-cell office:value-type="float" office:value="-46.5" calcext:value-type="float">
            <text:p>-46.5</text:p>
          </table:table-cell>
          <table:table-cell office:value-type="float" office:value="0.0134985251093776" calcext:value-type="float">
            <text:p>0.0134985251</text:p>
          </table:table-cell>
          <table:table-cell office:value-type="float" office:value="0.0219930181059893" calcext:value-type="float">
            <text:p>0.0219930181</text:p>
          </table:table-cell>
        </table:table-row>
        <table:table-row table:style-name="ro1">
          <table:table-cell office:value-type="float" office:value="-45.5" calcext:value-type="float">
            <text:p>-45.5</text:p>
          </table:table-cell>
          <table:table-cell office:value-type="float" office:value="0.0136823651087198" calcext:value-type="float">
            <text:p>0.0136823651</text:p>
          </table:table-cell>
          <table:table-cell office:value-type="float" office:value="0.0209836828268821" calcext:value-type="float">
            <text:p>0.0209836828</text:p>
          </table:table-cell>
        </table:table-row>
        <table:table-row table:style-name="ro1">
          <table:table-cell office:value-type="float" office:value="-44.5" calcext:value-type="float">
            <text:p>-44.5</text:p>
          </table:table-cell>
          <table:table-cell office:value-type="float" office:value="0.0147376746854231" calcext:value-type="float">
            <text:p>0.0147376747</text:p>
          </table:table-cell>
          <table:table-cell office:value-type="float" office:value="0.0230120916027318" calcext:value-type="float">
            <text:p>0.0230120916</text:p>
          </table:table-cell>
        </table:table-row>
        <table:table-row table:style-name="ro1">
          <table:table-cell office:value-type="float" office:value="-43.5" calcext:value-type="float">
            <text:p>-43.5</text:p>
          </table:table-cell>
          <table:table-cell office:value-type="float" office:value="0.0145366794098558" calcext:value-type="float">
            <text:p>0.0145366794</text:p>
          </table:table-cell>
          <table:table-cell office:value-type="float" office:value="0.0228307906788021" calcext:value-type="float">
            <text:p>0.0228307907</text:p>
          </table:table-cell>
        </table:table-row>
        <table:table-row table:style-name="ro1">
          <table:table-cell office:value-type="float" office:value="-42.5" calcext:value-type="float">
            <text:p>-42.5</text:p>
          </table:table-cell>
          <table:table-cell office:value-type="float" office:value="0.0138678004332189" calcext:value-type="float">
            <text:p>0.0138678004</text:p>
          </table:table-cell>
          <table:table-cell office:value-type="float" office:value="0.0212939179414862" calcext:value-type="float">
            <text:p>0.0212939179</text:p>
          </table:table-cell>
        </table:table-row>
        <table:table-row table:style-name="ro1">
          <table:table-cell office:value-type="float" office:value="-41.5" calcext:value-type="float">
            <text:p>-41.5</text:p>
          </table:table-cell>
          <table:table-cell office:value-type="float" office:value="0.0151277941794667" calcext:value-type="float">
            <text:p>0.0151277942</text:p>
          </table:table-cell>
          <table:table-cell office:value-type="float" office:value="0.0237063233205593" calcext:value-type="float">
            <text:p>0.0237063233</text:p>
          </table:table-cell>
        </table:table-row>
        <table:table-row table:style-name="ro1">
          <table:table-cell office:value-type="float" office:value="-40.5" calcext:value-type="float">
            <text:p>-40.5</text:p>
          </table:table-cell>
          <table:table-cell office:value-type="float" office:value="0.0170955554348148" calcext:value-type="float">
            <text:p>0.0170955554</text:p>
          </table:table-cell>
          <table:table-cell office:value-type="float" office:value="0.0246547536393435" calcext:value-type="float">
            <text:p>0.0246547536</text:p>
          </table:table-cell>
        </table:table-row>
        <table:table-row table:style-name="ro1">
          <table:table-cell office:value-type="float" office:value="-39.5" calcext:value-type="float">
            <text:p>-39.5</text:p>
          </table:table-cell>
          <table:table-cell office:value-type="float" office:value="0.0179979369188548" calcext:value-type="float">
            <text:p>0.0179979369</text:p>
          </table:table-cell>
          <table:table-cell office:value-type="float" office:value="0.0258648880337466" calcext:value-type="float">
            <text:p>0.025864888</text:p>
          </table:table-cell>
        </table:table-row>
        <table:table-row table:style-name="ro1">
          <table:table-cell office:value-type="float" office:value="-38.5" calcext:value-type="float">
            <text:p>-38.5</text:p>
          </table:table-cell>
          <table:table-cell office:value-type="float" office:value="0.0163362150739223" calcext:value-type="float">
            <text:p>0.0163362151</text:p>
          </table:table-cell>
          <table:table-cell office:value-type="float" office:value="0.0275956064489776" calcext:value-type="float">
            <text:p>0.0275956064</text:p>
          </table:table-cell>
        </table:table-row>
        <table:table-row table:style-name="ro1">
          <table:table-cell office:value-type="float" office:value="-37.5" calcext:value-type="float">
            <text:p>-37.5</text:p>
          </table:table-cell>
          <table:table-cell office:value-type="float" office:value="0.0184634360465508" calcext:value-type="float">
            <text:p>0.018463436</text:p>
          </table:table-cell>
          <table:table-cell office:value-type="float" office:value="0.0275170205934243" calcext:value-type="float">
            <text:p>0.0275170206</text:p>
          </table:table-cell>
        </table:table-row>
        <table:table-row table:style-name="ro1">
          <table:table-cell office:value-type="float" office:value="-36.5" calcext:value-type="float">
            <text:p>-36.5</text:p>
          </table:table-cell>
          <table:table-cell office:value-type="float" office:value="0.0235875279870917" calcext:value-type="float">
            <text:p>0.023587528</text:p>
          </table:table-cell>
          <table:table-cell office:value-type="float" office:value="0.0312601281090719" calcext:value-type="float">
            <text:p>0.0312601281</text:p>
          </table:table-cell>
        </table:table-row>
        <table:table-row table:style-name="ro1">
          <table:table-cell office:value-type="float" office:value="-35.5" calcext:value-type="float">
            <text:p>-35.5</text:p>
          </table:table-cell>
          <table:table-cell office:value-type="float" office:value="0.0233225606832669" calcext:value-type="float">
            <text:p>0.0233225607</text:p>
          </table:table-cell>
          <table:table-cell office:value-type="float" office:value="0.0327557505321369" calcext:value-type="float">
            <text:p>0.0327557505</text:p>
          </table:table-cell>
        </table:table-row>
        <table:table-row table:style-name="ro1">
          <table:table-cell office:value-type="float" office:value="-34.5" calcext:value-type="float">
            <text:p>-34.5</text:p>
          </table:table-cell>
          <table:table-cell office:value-type="float" office:value="0.0240481513230968" calcext:value-type="float">
            <text:p>0.0240481513</text:p>
          </table:table-cell>
          <table:table-cell office:value-type="float" office:value="0.0347976698434392" calcext:value-type="float">
            <text:p>0.0347976698</text:p>
          </table:table-cell>
        </table:table-row>
        <table:table-row table:style-name="ro1">
          <table:table-cell office:value-type="float" office:value="-33.5" calcext:value-type="float">
            <text:p>-33.5</text:p>
          </table:table-cell>
          <table:table-cell office:value-type="float" office:value="0.0249049127853304" calcext:value-type="float">
            <text:p>0.0249049128</text:p>
          </table:table-cell>
          <table:table-cell office:value-type="float" office:value="0.0373827480572396" calcext:value-type="float">
            <text:p>0.0373827481</text:p>
          </table:table-cell>
        </table:table-row>
        <table:table-row table:style-name="ro1">
          <table:table-cell office:value-type="float" office:value="-32.5" calcext:value-type="float">
            <text:p>-32.5</text:p>
          </table:table-cell>
          <table:table-cell office:value-type="float" office:value="0.0309088425277368" calcext:value-type="float">
            <text:p>0.0309088425</text:p>
          </table:table-cell>
          <table:table-cell office:value-type="float" office:value="0.0400271846567314" calcext:value-type="float">
            <text:p>0.0400271847</text:p>
          </table:table-cell>
        </table:table-row>
        <table:table-row table:style-name="ro1">
          <table:table-cell office:value-type="float" office:value="-31.5" calcext:value-type="float">
            <text:p>-31.5</text:p>
          </table:table-cell>
          <table:table-cell office:value-type="float" office:value="0.0325537193878491" calcext:value-type="float">
            <text:p>0.0325537194</text:p>
          </table:table-cell>
          <table:table-cell office:value-type="float" office:value="0.0406903180221293" calcext:value-type="float">
            <text:p>0.040690318</text:p>
          </table:table-cell>
        </table:table-row>
        <table:table-row table:style-name="ro1">
          <table:table-cell office:value-type="float" office:value="-30.5" calcext:value-type="float">
            <text:p>-30.5</text:p>
          </table:table-cell>
          <table:table-cell office:value-type="float" office:value="0.0373374507766648" calcext:value-type="float">
            <text:p>0.0373374508</text:p>
          </table:table-cell>
          <table:table-cell office:value-type="float" office:value="0.0499334651046334" calcext:value-type="float">
            <text:p>0.0499334651</text:p>
          </table:table-cell>
        </table:table-row>
        <table:table-row table:style-name="ro1">
          <table:table-cell office:value-type="float" office:value="-29.5" calcext:value-type="float">
            <text:p>-29.5</text:p>
          </table:table-cell>
          <table:table-cell office:value-type="float" office:value="0.0406411634501973" calcext:value-type="float">
            <text:p>0.0406411635</text:p>
          </table:table-cell>
          <table:table-cell office:value-type="float" office:value="0.0574998505919851" calcext:value-type="float">
            <text:p>0.0574998506</text:p>
          </table:table-cell>
        </table:table-row>
        <table:table-row table:style-name="ro1">
          <table:table-cell office:value-type="float" office:value="-28.5" calcext:value-type="float">
            <text:p>-28.5</text:p>
          </table:table-cell>
          <table:table-cell office:value-type="float" office:value="0.0470008304703079" calcext:value-type="float">
            <text:p>0.0470008305</text:p>
          </table:table-cell>
          <table:table-cell office:value-type="float" office:value="0.0703956408846781" calcext:value-type="float">
            <text:p>0.0703956409</text:p>
          </table:table-cell>
        </table:table-row>
        <table:table-row table:style-name="ro1">
          <table:table-cell office:value-type="float" office:value="-27.5" calcext:value-type="float">
            <text:p>-27.5</text:p>
          </table:table-cell>
          <table:table-cell office:value-type="float" office:value="0.0642829582084257" calcext:value-type="float">
            <text:p>0.0642829582</text:p>
          </table:table-cell>
          <table:table-cell office:value-type="float" office:value="0.0912592739536511" calcext:value-type="float">
            <text:p>0.091259274</text:p>
          </table:table-cell>
        </table:table-row>
        <table:table-row table:style-name="ro1">
          <table:table-cell office:value-type="float" office:value="-26.5" calcext:value-type="float">
            <text:p>-26.5</text:p>
          </table:table-cell>
          <table:table-cell office:value-type="float" office:value="0.0839486940322128" calcext:value-type="float">
            <text:p>0.083948694</text:p>
          </table:table-cell>
          <table:table-cell office:value-type="float" office:value="0.1227993625296" calcext:value-type="float">
            <text:p>0.1227993625</text:p>
          </table:table-cell>
        </table:table-row>
        <table:table-row table:style-name="ro1">
          <table:table-cell office:value-type="float" office:value="-25.5" calcext:value-type="float">
            <text:p>-25.5</text:p>
          </table:table-cell>
          <table:table-cell office:value-type="float" office:value="0.129441128588835" calcext:value-type="float">
            <text:p>0.1294411286</text:p>
          </table:table-cell>
          <table:table-cell office:value-type="float" office:value="0.166321393623324" calcext:value-type="float">
            <text:p>0.1663213936</text:p>
          </table:table-cell>
        </table:table-row>
        <table:table-row table:style-name="ro1">
          <table:table-cell office:value-type="float" office:value="-24.5" calcext:value-type="float">
            <text:p>-24.5</text:p>
          </table:table-cell>
          <table:table-cell office:value-type="float" office:value="0.207102002148118" calcext:value-type="float">
            <text:p>0.2071020021</text:p>
          </table:table-cell>
          <table:table-cell office:value-type="float" office:value="0.255658781186256" calcext:value-type="float">
            <text:p>0.2556587812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0.378439540342544" calcext:value-type="float">
            <text:p>0.3784395403</text:p>
          </table:table-cell>
          <table:table-cell office:value-type="float" office:value="0.415741286502125" calcext:value-type="float">
            <text:p>0.4157412865</text:p>
          </table:table-cell>
        </table:table-row>
        <table:table-row table:style-name="ro1">
          <table:table-cell office:value-type="float" office:value="-22.5" calcext:value-type="float">
            <text:p>-22.5</text:p>
          </table:table-cell>
          <table:table-cell office:value-type="float" office:value="0.678585478705067" calcext:value-type="float">
            <text:p>0.6785854787</text:p>
          </table:table-cell>
          <table:table-cell office:value-type="float" office:value="0.632440474892087" calcext:value-type="float">
            <text:p>0.6324404749</text:p>
          </table:table-cell>
        </table:table-row>
        <table:table-row table:style-name="ro1">
          <table:table-cell office:value-type="float" office:value="-21.5" calcext:value-type="float">
            <text:p>-21.5</text:p>
          </table:table-cell>
          <table:table-cell office:value-type="float" office:value="0.863625579123458" calcext:value-type="float">
            <text:p>0.8636255791</text:p>
          </table:table-cell>
          <table:table-cell office:value-type="float" office:value="0.817624733076843" calcext:value-type="float">
            <text:p>0.8176247331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  <table:table-cell office:value-type="float" office:value="0.923622784506843" calcext:value-type="float">
            <text:p>0.9236227845</text:p>
          </table:table-cell>
          <table:table-cell office:value-type="float" office:value="0.92089731351425" calcext:value-type="float">
            <text:p>0.9208973135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0.945428991748404" calcext:value-type="float">
            <text:p>0.9454289917</text:p>
          </table:table-cell>
          <table:table-cell office:value-type="float" office:value="0.957879168427584" calcext:value-type="float">
            <text:p>0.9578791684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0.972083125718524" calcext:value-type="float">
            <text:p>0.9720831257</text:p>
          </table:table-cell>
          <table:table-cell office:value-type="float" office:value="0.960101755087469" calcext:value-type="float">
            <text:p>0.9601017551</text:p>
          </table:table-cell>
        </table:table-row>
        <table:table-row table:style-name="ro1">
          <table:table-cell office:value-type="float" office:value="-17.5" calcext:value-type="float">
            <text:p>-17.5</text:p>
          </table:table-cell>
          <table:table-cell office:value-type="float" office:value="0.983536938249591" calcext:value-type="float">
            <text:p>0.9835369382</text:p>
          </table:table-cell>
          <table:table-cell office:value-type="float" office:value="0.997230209195299" calcext:value-type="float">
            <text:p>0.9972302092</text:p>
          </table:table-cell>
        </table:table-row>
        <table:table-row table:style-name="ro1">
          <table:table-cell office:value-type="float" office:value="-16.5" calcext:value-type="float">
            <text:p>-16.5</text:p>
          </table:table-cell>
          <table:table-cell office:value-type="float" office:value="0.986576762359374" calcext:value-type="float">
            <text:p>0.9865767624</text:p>
          </table:table-cell>
          <table:table-cell office:value-type="float" office:value="1.00575718476712" calcext:value-type="float">
            <text:p>1.0057571848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0.991025322683124" calcext:value-type="float">
            <text:p>0.9910253227</text:p>
          </table:table-cell>
          <table:table-cell office:value-type="float" office:value="0.996730285708899" calcext:value-type="float">
            <text:p>0.9967302857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0.994487177895431" calcext:value-type="float">
            <text:p>0.9944871779</text:p>
          </table:table-cell>
          <table:table-cell office:value-type="float" office:value="0.976261619990902" calcext:value-type="float">
            <text:p>0.97626162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1.00476842662526" calcext:value-type="float">
            <text:p>1.0047684266</text:p>
          </table:table-cell>
          <table:table-cell office:value-type="float" office:value="0.999148203515083" calcext:value-type="float">
            <text:p>0.9991482035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1.00209284832008" calcext:value-type="float">
            <text:p>1.0020928483</text:p>
          </table:table-cell>
          <table:table-cell office:value-type="float" office:value="0.990686743493233" calcext:value-type="float">
            <text:p>0.9906867435</text:p>
          </table:table-cell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1.00905106027479" calcext:value-type="float">
            <text:p>1.0090510603</text:p>
          </table:table-cell>
          <table:table-cell office:value-type="float" office:value="1.00585483520559" calcext:value-type="float">
            <text:p>1.0058548352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1.00297270748875" calcext:value-type="float">
            <text:p>1.0029727075</text:p>
          </table:table-cell>
          <table:table-cell office:value-type="float" office:value="1.00029579026934" calcext:value-type="float">
            <text:p>1.0002957903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1.01397847076555" calcext:value-type="float">
            <text:p>1.0139784708</text:p>
          </table:table-cell>
          <table:table-cell office:value-type="float" office:value="1.00108334504361" calcext:value-type="float">
            <text:p>1.001083345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1.01660118645802" calcext:value-type="float">
            <text:p>1.0166011865</text:p>
          </table:table-cell>
          <table:table-cell office:value-type="float" office:value="0.992949769816324" calcext:value-type="float">
            <text:p>0.9929497698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1.00599664188012" calcext:value-type="float">
            <text:p>1.0059966419</text:p>
          </table:table-cell>
          <table:table-cell office:value-type="float" office:value="0.98122880736914" calcext:value-type="float">
            <text:p>0.9812288074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984859843058177" calcext:value-type="float">
            <text:p>0.9848598431</text:p>
          </table:table-cell>
          <table:table-cell office:value-type="float" office:value="1.02186422549174" calcext:value-type="float">
            <text:p>1.0218642255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1.01104688484449" calcext:value-type="float">
            <text:p>1.0110468848</text:p>
          </table:table-cell>
          <table:table-cell office:value-type="float" office:value="0.994991409703685" calcext:value-type="float">
            <text:p>0.9949914097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999770400731344" calcext:value-type="float">
            <text:p>0.9997704007</text:p>
          </table:table-cell>
          <table:table-cell office:value-type="float" office:value="0.995159798290204" calcext:value-type="float">
            <text:p>0.9951597983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983889214482886" calcext:value-type="float">
            <text:p>0.9838892145</text:p>
          </table:table-cell>
          <table:table-cell office:value-type="float" office:value="0.982220871902718" calcext:value-type="float">
            <text:p>0.982220871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997684919908899" calcext:value-type="float">
            <text:p>0.9976849199</text:p>
          </table:table-cell>
          <table:table-cell office:value-type="float" office:value="1.00060870838351" calcext:value-type="float">
            <text:p>1.0006087084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986112933057028" calcext:value-type="float">
            <text:p>0.9861129331</text:p>
          </table:table-cell>
          <table:table-cell office:value-type="float" office:value="1.00348394651105" calcext:value-type="float">
            <text:p>1.003483946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00502217181782" calcext:value-type="float">
            <text:p>1.0050221718</text:p>
          </table:table-cell>
          <table:table-cell office:value-type="float" office:value="0.997327689747039" calcext:value-type="float">
            <text:p>0.99732768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00915951156432" calcext:value-type="float">
            <text:p>1.0091595116</text:p>
          </table:table-cell>
          <table:table-cell office:value-type="float" office:value="1.00117665939761" calcext:value-type="float">
            <text:p>1.001176659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109756490476" calcext:value-type="float">
            <text:p>1.010975649</text:p>
          </table:table-cell>
          <table:table-cell office:value-type="float" office:value="1.01133254677517" calcext:value-type="float">
            <text:p>1.011332546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97725868730906" calcext:value-type="float">
            <text:p>0.9977258687</text:p>
          </table:table-cell>
          <table:table-cell office:value-type="float" office:value="1.00777849197495" calcext:value-type="float">
            <text:p>1.00777849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90490463499393" calcext:value-type="float">
            <text:p>0.9904904635</text:p>
          </table:table-cell>
          <table:table-cell office:value-type="float" office:value="0.98156775920583" calcext:value-type="float">
            <text:p>0.981567759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995491057380861" calcext:value-type="float">
            <text:p>0.9954910574</text:p>
          </table:table-cell>
          <table:table-cell office:value-type="float" office:value="0.99552861235472" calcext:value-type="float">
            <text:p>0.995528612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983612138061718" calcext:value-type="float">
            <text:p>0.9836121381</text:p>
          </table:table-cell>
          <table:table-cell office:value-type="float" office:value="0.98973537742581" calcext:value-type="float">
            <text:p>0.989735377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8280143870618" calcext:value-type="float">
            <text:p>0.9828014387</text:p>
          </table:table-cell>
          <table:table-cell office:value-type="float" office:value="0.969999807569149" calcext:value-type="float">
            <text:p>0.969999807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01716560255257" calcext:value-type="float">
            <text:p>1.0171656026</text:p>
          </table:table-cell>
          <table:table-cell office:value-type="float" office:value="0.992200207995819" calcext:value-type="float">
            <text:p>0.99220020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2334868861479" calcext:value-type="float">
            <text:p>1.0233486886</text:p>
          </table:table-cell>
          <table:table-cell office:value-type="float" office:value="0.987180963388438" calcext:value-type="float">
            <text:p>0.987180963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02327308283335" calcext:value-type="float">
            <text:p>1.0232730828</text:p>
          </table:table-cell>
          <table:table-cell office:value-type="float" office:value="0.976175667899704" calcext:value-type="float">
            <text:p>0.976175667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00969536780263" calcext:value-type="float">
            <text:p>1.0096953678</text:p>
          </table:table-cell>
          <table:table-cell office:value-type="float" office:value="1.00239508418877" calcext:value-type="float">
            <text:p>1.002395084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975663146364558" calcext:value-type="float">
            <text:p>0.9756631464</text:p>
          </table:table-cell>
          <table:table-cell office:value-type="float" office:value="0.993831682669637" calcext:value-type="float">
            <text:p>0.993831682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01261056632887" calcext:value-type="float">
            <text:p>1.0126105663</text:p>
          </table:table-cell>
          <table:table-cell office:value-type="float" office:value="1.00236199581573" calcext:value-type="float">
            <text:p>1.002361995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02725389748938" calcext:value-type="float">
            <text:p>1.0272538975</text:p>
          </table:table-cell>
          <table:table-cell office:value-type="float" office:value="1.00039644229229" calcext:value-type="float">
            <text:p>1.000396442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0181848884506" calcext:value-type="float">
            <text:p>1.0181848885</text:p>
          </table:table-cell>
          <table:table-cell office:value-type="float" office:value="1.00540196655978" calcext:value-type="float">
            <text:p>1.005401966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01070566962052" calcext:value-type="float">
            <text:p>1.0107056696</text:p>
          </table:table-cell>
          <table:table-cell office:value-type="float" office:value="1.00193591289662" calcext:value-type="float">
            <text:p>1.001935912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999946571749091" calcext:value-type="float">
            <text:p>0.9999465717</text:p>
          </table:table-cell>
          <table:table-cell office:value-type="float" office:value="0.981926593087094" calcext:value-type="float">
            <text:p>0.981926593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995932514880919" calcext:value-type="float">
            <text:p>0.9959325149</text:p>
          </table:table-cell>
          <table:table-cell office:value-type="float" office:value="0.977138406540513" calcext:value-type="float">
            <text:p>0.977138406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970097154082724" calcext:value-type="float">
            <text:p>0.9700971541</text:p>
          </table:table-cell>
          <table:table-cell office:value-type="float" office:value="0.958152549661926" calcext:value-type="float">
            <text:p>0.958152549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967963357050083" calcext:value-type="float">
            <text:p>0.9679633571</text:p>
          </table:table-cell>
          <table:table-cell office:value-type="float" office:value="0.96479377874498" calcext:value-type="float">
            <text:p>0.9647937787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.937516740746979" calcext:value-type="float">
            <text:p>0.9375167407</text:p>
          </table:table-cell>
          <table:table-cell office:value-type="float" office:value="0.93516895476094" calcext:value-type="float">
            <text:p>0.935168954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.856247814615721" calcext:value-type="float">
            <text:p>0.8562478146</text:p>
          </table:table-cell>
          <table:table-cell office:value-type="float" office:value="0.829388454765405" calcext:value-type="float">
            <text:p>0.829388454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.646319141724208" calcext:value-type="float">
            <text:p>0.6463191417</text:p>
          </table:table-cell>
          <table:table-cell office:value-type="float" office:value="0.635258710535331" calcext:value-type="float">
            <text:p>0.635258710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370031599861896" calcext:value-type="float">
            <text:p>0.3700315999</text:p>
          </table:table-cell>
          <table:table-cell office:value-type="float" office:value="0.421278755256088" calcext:value-type="float">
            <text:p>0.421278755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.204341159697894" calcext:value-type="float">
            <text:p>0.2043411597</text:p>
          </table:table-cell>
          <table:table-cell office:value-type="float" office:value="0.253520696337311" calcext:value-type="float">
            <text:p>0.253520696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128314802934085" calcext:value-type="float">
            <text:p>0.1283148029</text:p>
          </table:table-cell>
          <table:table-cell office:value-type="float" office:value="0.163248694333122" calcext:value-type="float">
            <text:p>0.163248694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891967427563538" calcext:value-type="float">
            <text:p>0.0891967428</text:p>
          </table:table-cell>
          <table:table-cell office:value-type="float" office:value="0.117254625158644" calcext:value-type="float">
            <text:p>0.117254625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.0687516061661722" calcext:value-type="float">
            <text:p>0.0687516062</text:p>
          </table:table-cell>
          <table:table-cell office:value-type="float" office:value="0.0848509832256172" calcext:value-type="float">
            <text:p>0.084850983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510230961628318" calcext:value-type="float">
            <text:p>0.0510230962</text:p>
          </table:table-cell>
          <table:table-cell office:value-type="float" office:value="0.0630634930642196" calcext:value-type="float">
            <text:p>0.063063493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0.0415007400364011" calcext:value-type="float">
            <text:p>0.04150074</text:p>
          </table:table-cell>
          <table:table-cell office:value-type="float" office:value="0.0576717636660126" calcext:value-type="float">
            <text:p>0.057671763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0.0360668252480777" calcext:value-type="float">
            <text:p>0.0360668252</text:p>
          </table:table-cell>
          <table:table-cell office:value-type="float" office:value="0.0492767136534407" calcext:value-type="float">
            <text:p>0.049276713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0327750017839669" calcext:value-type="float">
            <text:p>0.0327750018</text:p>
          </table:table-cell>
          <table:table-cell office:value-type="float" office:value="0.0450801879140912" calcext:value-type="float">
            <text:p>0.045080187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0301294077257219" calcext:value-type="float">
            <text:p>0.0301294077</text:p>
          </table:table-cell>
          <table:table-cell office:value-type="float" office:value="0.0393419278013539" calcext:value-type="float">
            <text:p>0.0393419278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0.0242897900455262" calcext:value-type="float">
            <text:p>0.02428979</text:p>
          </table:table-cell>
          <table:table-cell office:value-type="float" office:value="0.0376480331862169" calcext:value-type="float">
            <text:p>0.037648033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0215124917510731" calcext:value-type="float">
            <text:p>0.0215124918</text:p>
          </table:table-cell>
          <table:table-cell office:value-type="float" office:value="0.0302097245101842" calcext:value-type="float">
            <text:p>0.030209724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0229892804859923" calcext:value-type="float">
            <text:p>0.0229892805</text:p>
          </table:table-cell>
          <table:table-cell office:value-type="float" office:value="0.0301119567779783" calcext:value-type="float">
            <text:p>0.030111956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0209488178221337" calcext:value-type="float">
            <text:p>0.0209488178</text:p>
          </table:table-cell>
          <table:table-cell office:value-type="float" office:value="0.0288788099206054" calcext:value-type="float">
            <text:p>0.028878809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019297210796286" calcext:value-type="float">
            <text:p>0.0192972108</text:p>
          </table:table-cell>
          <table:table-cell office:value-type="float" office:value="0.0277412531048467" calcext:value-type="float">
            <text:p>0.0277412531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0179591397153057" calcext:value-type="float">
            <text:p>0.0179591397</text:p>
          </table:table-cell>
          <table:table-cell office:value-type="float" office:value="0.0276451129177854" calcext:value-type="float">
            <text:p>0.027645112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0192329205349789" calcext:value-type="float">
            <text:p>0.0192329205</text:p>
          </table:table-cell>
          <table:table-cell office:value-type="float" office:value="0.0223661502825521" calcext:value-type="float">
            <text:p>0.0223661503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0174787863084019" calcext:value-type="float">
            <text:p>0.0174787863</text:p>
          </table:table-cell>
          <table:table-cell office:value-type="float" office:value="0.0261367590166786" calcext:value-type="float">
            <text:p>0.02613675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0151455573696871" calcext:value-type="float">
            <text:p>0.0151455574</text:p>
          </table:table-cell>
          <table:table-cell office:value-type="float" office:value="0.0238617176532358" calcext:value-type="float">
            <text:p>0.023861717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0145772145099934" calcext:value-type="float">
            <text:p>0.0145772145</text:p>
          </table:table-cell>
          <table:table-cell office:value-type="float" office:value="0.0218990151242631" calcext:value-type="float">
            <text:p>0.0218990151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0134630240665651" calcext:value-type="float">
            <text:p>0.0134630241</text:p>
          </table:table-cell>
          <table:table-cell office:value-type="float" office:value="0.0225037698850116" calcext:value-type="float">
            <text:p>0.022503769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0141998481628661" calcext:value-type="float">
            <text:p>0.0141998482</text:p>
          </table:table-cell>
          <table:table-cell office:value-type="float" office:value="0.0224243724324956" calcext:value-type="float">
            <text:p>0.022424372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013726363522307" calcext:value-type="float">
            <text:p>0.0137263635</text:p>
          </table:table-cell>
          <table:table-cell office:value-type="float" office:value="0.0188393971122855" calcext:value-type="float">
            <text:p>0.018839397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0.0123511921025349" calcext:value-type="float">
            <text:p>0.0123511921</text:p>
          </table:table-cell>
          <table:table-cell office:value-type="float" office:value="0.0205878113682385" calcext:value-type="float">
            <text:p>0.0205878114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0117452238100634" calcext:value-type="float">
            <text:p>0.0117452238</text:p>
          </table:table-cell>
          <table:table-cell office:value-type="float" office:value="0.0225281367122369" calcext:value-type="float">
            <text:p>0.0225281367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0118839775795772" calcext:value-type="float">
            <text:p>0.0118839776</text:p>
          </table:table-cell>
          <table:table-cell office:value-type="float" office:value="0.0180345846461472" calcext:value-type="float">
            <text:p>0.018034584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0116711934996681" calcext:value-type="float">
            <text:p>0.0116711935</text:p>
          </table:table-cell>
          <table:table-cell office:value-type="float" office:value="0.0187567899735063" calcext:value-type="float">
            <text:p>0.01875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7:34:36.215836425</meta:creation-date>
    <dc:date>2017-11-27T17:45:16.244266890</dc:date>
    <meta:editing-duration>PT10M39S</meta:editing-duration>
    <meta:editing-cycles>3</meta:editing-cycles>
    <meta:generator>LibreOffice/5.1.6.2$Linux_X86_64 LibreOffice_project/10m0$Build-2</meta:generator>
    <meta:document-statistic meta:table-count="2" meta:cell-count="546" meta:object-count="0"/>
  </office:meta>
</office:document-meta>
</file>